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moryTest.test_i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Body.setItems( List &lt; Object &gt; ite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mory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ssageBody.getIte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